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244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5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5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3602" calcext:value-type="string">
            <text:p>0000000000000000000003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9642.01" calcext:value-type="float">
            <text:p>9,642.01</text:p>
          </table:table-cell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4504" calcext:value-type="string">
            <text:p>00000000000000000000045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5915.95" calcext:value-type="float">
            <text:p>5,915.95</text:p>
          </table:table-cell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2002" calcext:value-type="string">
            <text:p>0000000000000000000002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448883.160166666" calcext:value-type="float">
            <text:p>448,883.16</text:p>
          </table:table-cell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2903" calcext:value-type="string">
            <text:p>00000000000000000000029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32663.98" calcext:value-type="float">
            <text:p>32,663.98</text:p>
          </table:table-cell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4103" calcext:value-type="string">
            <text:p>00000000000000000000041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33114.24" calcext:value-type="float">
            <text:p>33,114.24</text:p>
          </table:table-cell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2003" calcext:value-type="string">
            <text:p>00000000000000000000020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24080.42" calcext:value-type="float">
            <text:p>24,080.42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4601" calcext:value-type="string">
            <text:p>0000000000000000000004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37254.42" calcext:value-type="float">
            <text:p>37,254.42</text:p>
          </table:table-cell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4002" calcext:value-type="string">
            <text:p>00000000000000000000040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8587.92" calcext:value-type="float">
            <text:p>8,587.92</text:p>
          </table:table-cell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2400" calcext:value-type="string">
            <text:p>00000000000000000000024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2494.14" calcext:value-type="float">
            <text:p>2,494.14</text:p>
          </table:table-cell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2802" calcext:value-type="string">
            <text:p>0000000000000000000002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16545.95" calcext:value-type="float">
            <text:p>16,545.95</text:p>
          </table:table-cell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2900" calcext:value-type="string">
            <text:p>00000000000000000000029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25130.29" calcext:value-type="float">
            <text:p>25,130.29</text:p>
          </table:table-cell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3302" calcext:value-type="string">
            <text:p>00000000000000000000033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9079.1" calcext:value-type="float">
            <text:p>39,079.10</text:p>
          </table:table-cell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3201" calcext:value-type="string">
            <text:p>0000000000000000000003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684103.51" calcext:value-type="float">
            <text:p>684,103.51</text:p>
          </table:table-cell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4508" calcext:value-type="string">
            <text:p>0000000000000000000004508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71065.83" calcext:value-type="float">
            <text:p>71,065.83</text:p>
          </table:table-cell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2904" calcext:value-type="string">
            <text:p>00000000000000000000029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18057.86" calcext:value-type="float">
            <text:p>18,057.86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3102" calcext:value-type="string">
            <text:p>0000000000000000000003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46052.08" calcext:value-type="float">
            <text:p>46,052.08</text:p>
          </table:table-cell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4300" calcext:value-type="string">
            <text:p>00000000000000000000043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300</text:p>
          </table:table-cell>
          <table:table-cell office:value-type="float" office:value="42223.16" calcext:value-type="float">
            <text:p>42,223.16</text:p>
          </table:table-cell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3601" calcext:value-type="string">
            <text:p>00000000000000000000036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35784.88" calcext:value-type="float">
            <text:p>35,784.88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2004" calcext:value-type="string">
            <text:p>00000000000000000000020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66943.76" calcext:value-type="float">
            <text:p>66,943.76</text:p>
          </table:table-cell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2902" calcext:value-type="string">
            <text:p>0000000000000000000002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8301.14" calcext:value-type="float">
            <text:p>8,301.14</text:p>
          </table:table-cell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4101" calcext:value-type="string">
            <text:p>00000000000000000000041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37117.99" calcext:value-type="float">
            <text:p>37,117.99</text:p>
          </table:table-cell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2901" calcext:value-type="string">
            <text:p>0000000000000000000002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208789.9" calcext:value-type="float">
            <text:p>208,789.90</text:p>
          </table:table-cell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2701" calcext:value-type="string">
            <text:p>0000000000000000000002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2768.38" calcext:value-type="float">
            <text:p>2,768.38</text:p>
          </table:table-cell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3802" calcext:value-type="string">
            <text:p>00000000000000000000038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25465.6" calcext:value-type="float">
            <text:p>25,465.60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4507" calcext:value-type="string">
            <text:p>0000000000000000000004507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46560.85" calcext:value-type="float">
            <text:p>46,560.85</text:p>
          </table:table-cell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4503" calcext:value-type="string">
            <text:p>00000000000000000000045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27697.62" calcext:value-type="float">
            <text:p>27,697.62</text:p>
          </table:table-cell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3801" calcext:value-type="string">
            <text:p>00000000000000000000038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64684.37" calcext:value-type="float">
            <text:p>64,684.37</text:p>
          </table:table-cell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3304" calcext:value-type="string">
            <text:p>0000000000000000000003304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58751.22" calcext:value-type="float">
            <text:p>58,751.22</text:p>
          </table:table-cell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4203" calcext:value-type="string">
            <text:p>00000000000000000000042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47939.74" calcext:value-type="float">
            <text:p>347,939.74</text:p>
          </table:table-cell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4502" calcext:value-type="string">
            <text:p>00000000000000000000045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31044.31" calcext:value-type="float">
            <text:p>31,044.31</text:p>
          </table:table-cell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4602" calcext:value-type="string">
            <text:p>00000000000000000000046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25737.64" calcext:value-type="float">
            <text:p>25,737.64</text:p>
          </table:table-cell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4201" calcext:value-type="string">
            <text:p>00000000000000000000042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80601.18" calcext:value-type="float">
            <text:p>80,601.18</text:p>
          </table:table-cell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3901" calcext:value-type="string">
            <text:p>00000000000000000000039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69985.46" calcext:value-type="float">
            <text:p>69,985.46</text:p>
          </table:table-cell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4102" calcext:value-type="string">
            <text:p>00000000000000000000041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44021.25" calcext:value-type="float">
            <text:p>44,021.25</text:p>
          </table:table-cell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3303" calcext:value-type="string">
            <text:p>00000000000000000000033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3379.92" calcext:value-type="float">
            <text:p>13,379.92</text:p>
          </table:table-cell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2001" calcext:value-type="string">
            <text:p>0000000000000000000002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2718.32" calcext:value-type="float">
            <text:p>2,718.32</text:p>
          </table:table-cell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3803" calcext:value-type="string">
            <text:p>0000000000000000000003803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414763.38" calcext:value-type="float">
            <text:p>414,763.38</text:p>
          </table:table-cell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4505" calcext:value-type="string">
            <text:p>0000000000000000000004505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205080.46" calcext:value-type="float">
            <text:p>205,080.46</text:p>
          </table:table-cell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3902" calcext:value-type="string">
            <text:p>00000000000000000000039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8825.53" calcext:value-type="float">
            <text:p>8,825.53</text:p>
          </table:table-cell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4700" calcext:value-type="string">
            <text:p>00000000000000000000047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19846.33" calcext:value-type="float">
            <text:p>19,846.33</text:p>
          </table:table-cell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3701" calcext:value-type="string">
            <text:p>00000000000000000000037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369.67" calcext:value-type="float">
            <text:p>1,369.67</text:p>
          </table:table-cell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4202" calcext:value-type="string">
            <text:p>0000000000000000000004202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51473.02" calcext:value-type="float">
            <text:p>51,473.02</text:p>
          </table:table-cell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4506" calcext:value-type="string">
            <text:p>0000000000000000000004506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18251.7" calcext:value-type="float">
            <text:p>18,251.70</text:p>
          </table:table-cell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4001" calcext:value-type="string">
            <text:p>0000000000000000000004001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BRIL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21968.27" calcext:value-type="float">
            <text:p>21,968.27</text:p>
          </table:table-cell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 table:number-rows-repeated="86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4-30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ABRIL 2014" calcext:value-type="string">
            <text:p>PROVISION ANTIGUEDAD PRESTACIONES SOCIALES DIARIA ABRIL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4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4-30','---','-------------------------','PROVISION ANTIGUEDAD PRESTACIONES SOCIALES DIARIA ABRIL 2014',1,'-','----------','----------',0,0,0,0,'--','SIGESP');" calcext:value-type="string">
            <text:p>INSERT INTO sigesp_cmp VALUES('0001','SCGCMP','0','2014-04-30','---','-------------------------','PROVISION ANTIGUEDAD PRESTACIONES SOCIALES DIARIA ABRIL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0:20.9426508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1:48.812847911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20" meta:object-count="0"/>
  </office:meta>
</office:document-meta>
</file>